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73a" officeooo:paragraph-rsid="0005b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áo cá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7:55:06.965559710</meta:creation-date>
    <dc:date>2018-12-21T07:55:45.244376316</dc:date>
    <meta:editing-duration>PT42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0.7.3$Linux_X86_64 LibreOffice_project/00m0$Build-3</meta:generator>
  </office:meta>
</office:document-meta>
</file>